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8.569cm" style:rel-column-width="34011*"/>
    </style:style>
    <style:style style:name="Table1.B" style:family="table-column">
      <style:table-column-properties style:column-width="7.941cm" style:rel-column-width="31524*"/>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8.255cm" style:rel-column-width="32767*"/>
    </style:style>
    <style:style style:name="Table2.B" style:family="table-column">
      <style:table-column-properties style:column-width="8.255cm" style:rel-column-width="32768*"/>
    </style:style>
    <style:style style:name="Table2.A1" style:family="table-cell">
      <style:table-cell-properties fo:padding="0cm" fo:border="none"/>
    </style:style>
    <style:style style:name="Table3" style:family="table">
      <style:table-properties style:width="16.51cm" table:align="margins"/>
    </style:style>
    <style:style style:name="Table3.A" style:family="table-column">
      <style:table-column-properties style:column-width="3.985cm" style:rel-column-width="15818*"/>
    </style:style>
    <style:style style:name="Table3.C" style:family="table-column">
      <style:table-column-properties style:column-width="5.124cm" style:rel-column-width="20337*"/>
    </style:style>
    <style:style style:name="Table3.D" style:family="table-column">
      <style:table-column-properties style:column-width="3.417cm" style:rel-column-width="13562*"/>
    </style:style>
    <style:style style:name="Table3.A1" style:family="table-cell">
      <style:table-cell-properties fo:padding="0cm" fo:border="none"/>
    </style:style>
    <style:style style:name="P1" style:family="paragraph" style:parent-style-name="First_20_paragraph">
      <style:text-properties fo:language="it" fo:country="IT"/>
    </style:style>
    <style:style style:name="P2" style:family="paragraph" style:parent-style-name="Footer">
      <style:paragraph-properties fo:text-align="center" style:justify-single-word="false"/>
      <style:text-properties fo:language="it" fo:country="IT"/>
    </style:style>
    <style:style style:name="P3" style:family="paragraph" style:parent-style-name="Heading_20_1">
      <style:text-properties fo:language="it" fo:country="IT"/>
    </style:style>
    <style:style style:name="P4" style:family="paragraph" style:parent-style-name="Heading_20_2">
      <style:text-properties fo:language="it" fo:country="IT"/>
    </style:style>
    <style:style style:name="P5" style:family="paragraph" style:parent-style-name="Heading_20_3">
      <style:text-properties fo:language="it" fo:country="IT"/>
    </style:style>
    <style:style style:name="P6" style:family="paragraph" style:parent-style-name="Heading_20_4">
      <style:text-properties fo:language="it" fo:country="IT"/>
    </style:style>
    <style:style style:name="P7" style:family="paragraph" style:parent-style-name="Heading_20_5">
      <style:text-properties fo:language="it" fo:country="IT"/>
    </style:style>
    <style:style style:name="P8" style:family="paragraph" style:parent-style-name="Standard">
      <style:text-properties fo:language="it" fo:country="IT"/>
    </style:style>
    <style:style style:name="P9" style:family="paragraph" style:parent-style-name="Table_20_Contents">
      <style:text-properties fo:language="it" fo:country="IT"/>
    </style:style>
    <style:style style:name="P10" style:family="paragraph" style:parent-style-name="Table_20_Contents">
      <style:paragraph-properties fo:text-align="center" style:justify-single-word="false"/>
      <style:text-properties fo:language="it" fo:country="IT"/>
    </style:style>
    <style:style style:name="P11" style:family="paragraph" style:parent-style-name="Table_20_Heading">
      <style:text-properties fo:language="it" fo:country="IT"/>
    </style:style>
    <style:style style:name="P12" style:family="paragraph" style:parent-style-name="Table_20_Heading">
      <style:paragraph-properties fo:text-align="center" style:justify-single-word="false"/>
      <style:text-properties fo:language="it" fo:country="IT"/>
    </style:style>
    <style:style style:name="P13" style:family="paragraph" style:parent-style-name="Table_20_Heading">
      <style:paragraph-properties fo:text-align="center" style:justify-single-word="false"/>
      <style:text-properties fo:language="it" fo:country="IT" fo:font-weight="bold" style:font-weight-asian="bold" style:font-weight-complex="bold"/>
    </style:style>
    <style:style style:name="P14" style:family="paragraph" style:parent-style-name="Text_20_body">
      <style:text-properties fo:language="it" fo:country="IT"/>
    </style:style>
    <style:style style:name="P15" style:family="paragraph" style:parent-style-name="Text_20_body" style:list-style-name="L1">
      <style:paragraph-properties fo:margin-top="0cm" fo:margin-bottom="0cm" loext:contextual-spacing="false"/>
    </style:style>
    <style:style style:name="P16" style:family="paragraph" style:parent-style-name="Text_20_body" style:list-style-name="L2">
      <style:paragraph-properties fo:margin-top="0cm" fo:margin-bottom="0cm" loext:contextual-spacing="false"/>
    </style:style>
    <style:style style:name="P17" style:family="paragraph" style:parent-style-name="Text_20_body" style:list-style-name="L3">
      <style:paragraph-properties fo:margin-top="0cm" fo:margin-bottom="0cm" loext:contextual-spacing="false"/>
    </style:style>
    <style:style style:name="P18" style:family="paragraph" style:parent-style-name="Text_20_body" style:list-style-name="L4">
      <style:paragraph-properties fo:margin-top="0cm" fo:margin-bottom="0cm" loext:contextual-spacing="false"/>
    </style:style>
    <style:style style:name="P19" style:family="paragraph" style:parent-style-name="Text_20_body" style:list-style-name="L5">
      <style:paragraph-properties fo:margin-top="0cm" fo:margin-bottom="0cm" loext:contextual-spacing="false"/>
    </style:style>
    <style:style style:name="P20" style:family="paragraph" style:parent-style-name="Text_20_body" style:list-style-name="L6">
      <style:paragraph-properties fo:margin-top="0cm" fo:margin-bottom="0cm" loext:contextual-spacing="false"/>
    </style:style>
    <style:style style:name="P21" style:family="paragraph" style:parent-style-name="Text_20_body" style:list-style-name="L7">
      <style:paragraph-properties fo:margin-top="0cm" fo:margin-bottom="0cm" loext:contextual-spacing="false"/>
    </style:style>
    <style:style style:name="P22" style:family="paragraph" style:parent-style-name="Text_20_body" style:list-style-name="L8">
      <style:paragraph-properties fo:margin-top="0cm" fo:margin-bottom="0cm" loext:contextual-spacing="false"/>
    </style:style>
    <style:style style:name="P23" style:family="paragraph" style:parent-style-name="Text_20_body" style:list-style-name="L9">
      <style:paragraph-properties fo:margin-top="0cm" fo:margin-bottom="0cm" loext:contextual-spacing="false"/>
    </style:style>
    <style:style style:name="P24" style:family="paragraph" style:parent-style-name="Text_20_body" style:list-style-name="L10">
      <style:paragraph-properties fo:margin-top="0cm" fo:margin-bottom="0cm" loext:contextual-spacing="false"/>
    </style:style>
    <style:style style:name="P25" style:family="paragraph" style:parent-style-name="Text_20_body" style:list-style-name="L11">
      <style:paragraph-properties fo:margin-top="0cm" fo:margin-bottom="0cm" loext:contextual-spacing="false"/>
    </style:style>
    <style:style style:name="P26" style:family="paragraph" style:parent-style-name="Text_20_body" style:list-style-name="L12">
      <style:paragraph-properties fo:margin-top="0cm" fo:margin-bottom="0cm" loext:contextual-spacing="false"/>
    </style:style>
    <style:style style:name="P27" style:family="paragraph" style:parent-style-name="Text_20_body" style:list-style-name="L17">
      <style:paragraph-properties fo:margin-top="0cm" fo:margin-bottom="0cm" loext:contextual-spacing="false"/>
    </style:style>
    <style:style style:name="P28" style:family="paragraph" style:parent-style-name="Text_20_body" style:list-style-name="L18">
      <style:paragraph-properties fo:margin-top="0cm" fo:margin-bottom="0cm" loext:contextual-spacing="false"/>
    </style:style>
    <style:style style:name="P29" style:family="paragraph" style:parent-style-name="Text_20_body" style:list-style-name="L19">
      <style:paragraph-properties fo:margin-top="0cm" fo:margin-bottom="0cm" loext:contextual-spacing="false"/>
    </style:style>
    <style:style style:name="P30" style:family="paragraph" style:parent-style-name="Text_20_body" style:list-style-name="L20">
      <style:paragraph-properties fo:margin-top="0cm" fo:margin-bottom="0cm" loext:contextual-spacing="false"/>
    </style:style>
    <style:style style:name="P31" style:family="paragraph" style:parent-style-name="Text_20_body" style:list-style-name="L21">
      <style:paragraph-properties fo:margin-top="0cm" fo:margin-bottom="0cm" loext:contextual-spacing="false"/>
    </style:style>
    <style:style style:name="P32" style:family="paragraph" style:parent-style-name="Text_20_body" style:list-style-name="L22">
      <style:paragraph-properties fo:margin-top="0cm" fo:margin-bottom="0cm" loext:contextual-spacing="false"/>
    </style:style>
    <style:style style:name="P33" style:family="paragraph" style:parent-style-name="Text_20_body" style:list-style-name="L13">
      <style:paragraph-properties fo:margin-top="0cm" fo:margin-bottom="0cm" loext:contextual-spacing="false"/>
      <style:text-properties fo:language="it" fo:country="IT"/>
    </style:style>
    <style:style style:name="P34" style:family="paragraph" style:parent-style-name="Text_20_body" style:list-style-name="L14">
      <style:paragraph-properties fo:margin-top="0cm" fo:margin-bottom="0cm" loext:contextual-spacing="false"/>
      <style:text-properties fo:language="it" fo:country="IT"/>
    </style:style>
    <style:style style:name="P35" style:family="paragraph" style:parent-style-name="Text_20_body" style:list-style-name="L15">
      <style:paragraph-properties fo:margin-top="0cm" fo:margin-bottom="0cm" loext:contextual-spacing="false"/>
      <style:text-properties fo:language="it" fo:country="IT"/>
    </style:style>
    <style:style style:name="P36" style:family="paragraph" style:parent-style-name="Text_20_body" style:list-style-name="L16">
      <style:paragraph-properties fo:margin-top="0cm" fo:margin-bottom="0cm" loext:contextual-spacing="false"/>
      <style:text-properties fo:language="it" fo:country="I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language="it" fo:country="IT"/>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92627261" text:style-name="L1">
        <text:list-item>
          <text:p text:style-name="P15"><text:a xlink:type="simple" xlink:href="#progetto-per-larchiviazione-dei-pua" text:style-name="Internet_20_link" text:visited-style-name="Visited_20_Internet_20_Link"><text:span text:style-name="Definition"><text:span text:style-name="T3">Progetto per l'archiviazione dei PUA</text:span></text:span></text:a></text:p>
          <text:list text:style-name="L2">
            <text:list-item>
              <text:p text:style-name="P16"><text:a xlink:type="simple" xlink:href="#stato-dellarchivio-pua" text:style-name="Internet_20_link" text:visited-style-name="Visited_20_Internet_20_Link"><text:span text:style-name="Definition"><text:span text:style-name="T3">Stato dell'archivio PUA</text:span></text:span></text:a></text:p>
              <text:list text:style-name="L3">
                <text:list-item>
                  <text:p text:style-name="P17"><text:a xlink:type="simple" xlink:href="#archivio-cartaceo" text:style-name="Internet_20_link" text:visited-style-name="Visited_20_Internet_20_Link"><text:span text:style-name="Definition"><text:span text:style-name="T3">Archivio cartaceo.</text:span></text:span></text:a></text:p>
                  <text:list text:style-name="L4">
                    <text:list-item>
                      <text:p text:style-name="P18"><text:a xlink:type="simple" xlink:href="#vecchi-piani--ante-anno-zzzz-" text:style-name="Internet_20_link" text:visited-style-name="Visited_20_Internet_20_Link"><text:span text:style-name="Definition"><text:span text:style-name="T3">Vecchi Piani ( ante anno zzzz )</text:span></text:span></text:a></text:p>
                    </text:list-item>
                    <text:list-item>
                      <text:p text:style-name="P18"><text:a xlink:type="simple" xlink:href="#vecchi-piani-fra-lanno-zzzz-e-lanno-wwww" text:style-name="Internet_20_link" text:visited-style-name="Visited_20_Internet_20_Link"><text:span text:style-name="Definition"><text:span text:style-name="T3">Vecchi piani (fra l'anno zzzz e l'anno wwww)</text:span></text:span></text:a></text:p>
                    </text:list-item>
                    <text:list-item>
                      <text:p text:style-name="P18"><text:a xlink:type="simple" xlink:href="#piani-attuativi-recenti-fuori-dal-centro-storico-dellanno-xxxx" text:style-name="Internet_20_link" text:visited-style-name="Visited_20_Internet_20_Link"><text:span text:style-name="Definition"><text:span text:style-name="T3">Piani Attuativi Recenti fuori dal centro storico (dell'anno xxxx)</text:span></text:span></text:a></text:p>
                    </text:list-item>
                    <text:list-item>
                      <text:p text:style-name="P18"><text:a xlink:type="simple" xlink:href="#piani-attuativi-recenti-dentro-il-centro-storico-dellanno-xxxx" text:style-name="Internet_20_link" text:visited-style-name="Visited_20_Internet_20_Link"><text:span text:style-name="Definition"><text:span text:style-name="T3">Piani Attuativi Recenti dentro il centro storico (dell'anno xxxx)</text:span></text:span></text:a></text:p>
                    </text:list-item>
                    <text:list-item>
                      <text:p text:style-name="P18"><text:a xlink:type="simple" xlink:href="#la-problematica-di-denominazione-del-pua" text:style-name="Internet_20_link" text:visited-style-name="Visited_20_Internet_20_Link"><text:span text:style-name="Definition"><text:span text:style-name="T3">La problematica di denominazione del PUA</text:span></text:span></text:a></text:p>
                    </text:list-item>
                  </text:list>
                </text:list-item>
                <text:list-item>
                  <text:p text:style-name="P17"><text:a xlink:type="simple" xlink:href="#archivio-informatico" text:style-name="Internet_20_link" text:visited-style-name="Visited_20_Internet_20_Link"><text:span text:style-name="Definition"><text:span text:style-name="T3">Archivio informatico.</text:span></text:span></text:a></text:p>
                  <text:list text:style-name="L5">
                    <text:list-item>
                      <text:p text:style-name="P19"><text:a xlink:type="simple" xlink:href="#vecchi-piani-ante-anno-xxxx" text:style-name="Internet_20_link" text:visited-style-name="Visited_20_Internet_20_Link"><text:span text:style-name="Definition"><text:span text:style-name="T3">Vecchi piani (ante anno XXXX)</text:span></text:span></text:a></text:p>
                    </text:list-item>
                    <text:list-item>
                      <text:p text:style-name="P19"><text:a xlink:type="simple" xlink:href="#piani-recenti-dopo-anno-xxxx" text:style-name="Internet_20_link" text:visited-style-name="Visited_20_Internet_20_Link"><text:span text:style-name="Definition"><text:span text:style-name="T3">Piani recenti (dopo anno XXXX)</text:span></text:span></text:a></text:p>
                      <text:list text:style-name="L6">
                        <text:list-item>
                          <text:p text:style-name="P20"><text:a xlink:type="simple" xlink:href="#informatizzazione-gis-dei-pua" text:style-name="Internet_20_link" text:visited-style-name="Visited_20_Internet_20_Link"><text:span text:style-name="Definition"><text:span text:style-name="T3">informatizzazione GIS dei PUA</text:span></text:span></text:a></text:p>
                        </text:list-item>
                        <text:list-item>
                          <text:p text:style-name="P20"><text:a xlink:type="simple" xlink:href="#lapplicazione-web-intranet" text:style-name="Internet_20_link" text:visited-style-name="Visited_20_Internet_20_Link"><text:span text:style-name="Definition"><text:span text:style-name="T3">L'applicazione web intranet</text:span></text:span></text:a></text:p>
                        </text:list-item>
                        <text:list-item>
                          <text:p text:style-name="P20"><text:a xlink:type="simple" xlink:href="#aggiornamento-dellarchivio-informatico-dei-pua" text:style-name="Internet_20_link" text:visited-style-name="Visited_20_Internet_20_Link"><text:span text:style-name="Definition"><text:span text:style-name="T3">Aggiornamento dell'archivio informatico dei PUA</text:span></text:span></text:a></text:p>
                        </text:list-item>
                      </text:list>
                    </text:list-item>
                    <text:list-item>
                      <text:p text:style-name="P19"><text:a xlink:type="simple" xlink:href="#lapplicazione-gpu" text:style-name="Internet_20_link" text:visited-style-name="Visited_20_Internet_20_Link"><text:span text:style-name="Definition"><text:span text:style-name="T3">L'applicazione GPU</text:span></text:span></text:a></text:p>
                    </text:list-item>
                    <text:list-item>
                      <text:p text:style-name="P19"><text:a xlink:type="simple" xlink:href="#lapplicazione-per-la-correlazione-geografica-georeferenziatore" text:style-name="Internet_20_link" text:visited-style-name="Visited_20_Internet_20_Link"><text:span text:style-name="Definition"><text:span text:style-name="T3">L'applicazione per la correlazione geografica (georeferenziatore)</text:span></text:span></text:a></text:p>
                    </text:list-item>
                  </text:list>
                </text:list-item>
              </text:list>
            </text:list-item>
            <text:list-item>
              <text:p text:style-name="P16"><text:a xlink:type="simple" xlink:href="#obiettivi-dellinformatizzazione" text:style-name="Internet_20_link" text:visited-style-name="Visited_20_Internet_20_Link"><text:span text:style-name="Definition"><text:span text:style-name="T3">Obiettivi dell'informatizzazione</text:span></text:span></text:a></text:p>
            </text:list-item>
            <text:list-item>
              <text:p text:style-name="P16"><text:a xlink:type="simple" xlink:href="#attivita-di-progetto" text:style-name="Internet_20_link" text:visited-style-name="Visited_20_Internet_20_Link"><text:span text:style-name="Definition"><text:span text:style-name="T3">Attività di progetto</text:span></text:span></text:a></text:p>
            </text:list-item>
            <text:list-item>
              <text:p text:style-name="P16"><text:a xlink:type="simple" xlink:href="#bozza-2020-04-27" text:style-name="Internet_20_link" text:visited-style-name="Visited_20_Internet_20_Link"><text:span text:style-name="Definition"><text:span text:style-name="T3">Bozza 2020-04-27</text:span></text:span></text:a></text:p>
            </text:list-item>
            <text:list-item>
              <text:p text:style-name="P16"><text:a xlink:type="simple" xlink:href="#indice" text:style-name="Internet_20_link" text:visited-style-name="Visited_20_Internet_20_Link"><text:span text:style-name="Definition"><text:span text:style-name="T3">Indice</text:span></text:span></text:a></text:p>
            </text:list-item>
          </text:list>
        </text:list-item>
      </text:list>
      <text:p text:style-name="First_20_paragraph"><text:span text:style-name="T3">* </text:span><text:a xlink:type="simple" xlink:href="#progetto-per-larchiviazione-dei-pua" text:style-name="Internet_20_link" text:visited-style-name="Visited_20_Internet_20_Link"><text:span text:style-name="Definition"><text:span text:style-name="T3">Progetto per l'archiviazione dei PUA</text:span></text:span></text:a><text:span text:style-name="T3"> * </text:span><text:a xlink:type="simple" xlink:href="#stato-dellarchivio-pua" text:style-name="Internet_20_link" text:visited-style-name="Visited_20_Internet_20_Link"><text:span text:style-name="Definition"><text:span text:style-name="T3">Stato dell'archivio PUA</text:span></text:span></text:a><text:span text:style-name="T3"> * </text:span><text:a xlink:type="simple" xlink:href="#archivio-cartaceo" text:style-name="Internet_20_link" text:visited-style-name="Visited_20_Internet_20_Link"><text:span text:style-name="Definition"><text:span text:style-name="T3">Archivio cartaceo.</text:span></text:span></text:a><text:span text:style-name="T3"> * </text:span><text:a xlink:type="simple" xlink:href="#vecchi-piani--ante-anno-zzzz-" text:style-name="Internet_20_link" text:visited-style-name="Visited_20_Internet_20_Link"><text:span text:style-name="Definition"><text:span text:style-name="T3">Vecchi Piani ( ante anno zzzz )</text:span></text:span></text:a><text:span text:style-name="T3"> * </text:span><text:a xlink:type="simple" xlink:href="#vecchi-piani-fra-lanno-zzzz-e-lanno-wwww" text:style-name="Internet_20_link" text:visited-style-name="Visited_20_Internet_20_Link"><text:span text:style-name="Definition"><text:span text:style-name="T3">Vecchi piani (fra l'anno zzzz e l'anno wwww)</text:span></text:span></text:a><text:span text:style-name="T3"> * </text:span><text:a xlink:type="simple" xlink:href="#piani-attuativi-recenti-fuori-dal-centro-storico-dellanno-xxxx" text:style-name="Internet_20_link" text:visited-style-name="Visited_20_Internet_20_Link"><text:span text:style-name="Definition"><text:span text:style-name="T3">Piani Attuativi Recenti fuori dal centro storico (dell'anno xxxx)</text:span></text:span></text:a><text:span text:style-name="T3"> * </text:span><text:a xlink:type="simple" xlink:href="#piani-attuativi-recenti-dentro-il-centro-storico-dellanno-xxxx" text:style-name="Internet_20_link" text:visited-style-name="Visited_20_Internet_20_Link"><text:span text:style-name="Definition"><text:span text:style-name="T3">Piani Attuativi Recenti dentro il centro storico (dell'anno xxxx)</text:span></text:span></text:a><text:span text:style-name="T3"> * </text:span><text:a xlink:type="simple" xlink:href="#la-problematica-di-denominazione-del-pua" text:style-name="Internet_20_link" text:visited-style-name="Visited_20_Internet_20_Link"><text:span text:style-name="Definition"><text:span text:style-name="T3">La problematica di denominazione del PUA</text:span></text:span></text:a><text:span text:style-name="T3"> * </text:span><text:a xlink:type="simple" xlink:href="#archivio-informatico" text:style-name="Internet_20_link" text:visited-style-name="Visited_20_Internet_20_Link"><text:span text:style-name="Definition"><text:span text:style-name="T3">Archivio informatico.</text:span></text:span></text:a><text:span text:style-name="T3"> * </text:span><text:a xlink:type="simple" xlink:href="#vecchi-piani-ante-anno-xxxx" text:style-name="Internet_20_link" text:visited-style-name="Visited_20_Internet_20_Link"><text:span text:style-name="Definition"><text:span text:style-name="T3">Vecchi piani (ante anno XXXX)</text:span></text:span></text:a><text:span text:style-name="T3"> * </text:span><text:a xlink:type="simple" xlink:href="#piani-recenti-dopo-anno-xxxx" text:style-name="Internet_20_link" text:visited-style-name="Visited_20_Internet_20_Link"><text:span text:style-name="Definition"><text:span text:style-name="T3">Piani recenti (dopo anno XXXX)</text:span></text:span></text:a><text:span text:style-name="T3"> * </text:span><text:a xlink:type="simple" xlink:href="#informatizzazione-gis-dei-pua" text:style-name="Internet_20_link" text:visited-style-name="Visited_20_Internet_20_Link"><text:span text:style-name="Definition"><text:span text:style-name="T3">informatizzazione GIS dei PUA</text:span></text:span></text:a><text:span text:style-name="T3"> * </text:span><text:a xlink:type="simple" xlink:href="#lapplicazione-web-intranet" text:style-name="Internet_20_link" text:visited-style-name="Visited_20_Internet_20_Link"><text:span text:style-name="Definition"><text:span text:style-name="T3">L'applicazione web intranet</text:span></text:span></text:a><text:span text:style-name="T3"> * </text:span><text:a xlink:type="simple" xlink:href="#aggiornamento-dellarchivio-informatico-dei-pua" text:style-name="Internet_20_link" text:visited-style-name="Visited_20_Internet_20_Link"><text:span text:style-name="Definition"><text:span text:style-name="T3">Aggiornamento dell'archivio informatico dei PUA</text:span></text:span></text:a><text:span text:style-name="T3"> * </text:span><text:a xlink:type="simple" xlink:href="#lapplicazione-gpu" text:style-name="Internet_20_link" text:visited-style-name="Visited_20_Internet_20_Link"><text:span text:style-name="Definition"><text:span text:style-name="T3">L'applicazione GPU</text:span></text:span></text:a><text:span text:style-name="T3"> * </text:span><text:a xlink:type="simple" xlink:href="#lapplicazione-per-la-correlazione-geografica-georeferenziatore" text:style-name="Internet_20_link" text:visited-style-name="Visited_20_Internet_20_Link"><text:span text:style-name="Definition"><text:span text:style-name="T3">L'applicazione per la correlazione geografica (georeferenziatore)</text:span></text:span></text:a><text:span text:style-name="T3"> * </text:span><text:a xlink:type="simple" xlink:href="#obiettivi-dellinformatizzazione" text:style-name="Internet_20_link" text:visited-style-name="Visited_20_Internet_20_Link"><text:span text:style-name="Definition"><text:span text:style-name="T3">Obiettivi dell'informatizzazione</text:span></text:span></text:a><text:span text:style-name="T3"> * </text:span><text:a xlink:type="simple" xlink:href="#attivita-di-progetto" text:style-name="Internet_20_link" text:visited-style-name="Visited_20_Internet_20_Link"><text:span text:style-name="Definition"><text:span text:style-name="T3">Attività di progetto</text:span></text:span></text:a><text:span text:style-name="T3"> * </text:span><text:a xlink:type="simple" xlink:href="#bozza-2020-04-27" text:style-name="Internet_20_link" text:visited-style-name="Visited_20_Internet_20_Link"><text:span text:style-name="Definition"><text:span text:style-name="T3">Bozza 2020-04-27</text:span></text:span></text:a><text:span text:style-name="T3"> * </text:span><text:a xlink:type="simple" xlink:href="#indice" text:style-name="Internet_20_link" text:visited-style-name="Visited_20_Internet_20_Link"><text:span text:style-name="Definition"><text:span text:style-name="T3">Indice</text:span></text:span></text:a></text:p>
      <text:h text:style-name="P3" text:outline-level="1">Progetto per l'archiviazione dei PUA</text:h>
      <text:h text:style-name="P5" text:outline-level="3">Bozza 2020-04-27</text:h>
      <text:h text:style-name="P5" text:outline-level="3">Indice</text:h>
      <text:list xml:id="list1814906293" text:style-name="L7">
        <text:list-item>
          <text:p text:style-name="P21"><text:a xlink:type="simple" xlink:href="#progetto-per-larchiviazione-dei-pua" text:style-name="Internet_20_link" text:visited-style-name="Visited_20_Internet_20_Link"><text:span text:style-name="Definition"><text:span text:style-name="T3">Progetto per l'archiviazione dei PUA</text:span></text:span></text:a></text:p>
          <text:list text:style-name="L8">
            <text:list-item>
              <text:p text:style-name="P22"><text:a xlink:type="simple" xlink:href="#stato-dellarchivio-pua" text:style-name="Internet_20_link" text:visited-style-name="Visited_20_Internet_20_Link"><text:span text:style-name="Definition"><text:span text:style-name="T3">Stato dell'archivio PUA</text:span></text:span></text:a></text:p>
              <text:list text:style-name="L9">
                <text:list-item>
                  <text:p text:style-name="P23"><text:a xlink:type="simple" xlink:href="#archivio-cartaceo" text:style-name="Internet_20_link" text:visited-style-name="Visited_20_Internet_20_Link"><text:span text:style-name="Definition"><text:span text:style-name="T3">Archivio cartaceo.</text:span></text:span></text:a></text:p>
                  <text:list text:style-name="L10">
                    <text:list-item>
                      <text:p text:style-name="P24"><text:a xlink:type="simple" xlink:href="#vecchi-piani--ante-anno-zzzz-" text:style-name="Internet_20_link" text:visited-style-name="Visited_20_Internet_20_Link"><text:span text:style-name="Definition"><text:span text:style-name="T3">Vecchi Piani ( ante anno zzzz )</text:span></text:span></text:a></text:p>
                    </text:list-item>
                    <text:list-item>
                      <text:p text:style-name="P24"><text:a xlink:type="simple" xlink:href="#vecchi-piani-fra-lanno-zzzz-e-lanno-wwww" text:style-name="Internet_20_link" text:visited-style-name="Visited_20_Internet_20_Link"><text:span text:style-name="Definition"><text:span text:style-name="T3">Vecchi piani (fra l'anno zzzz e l'anno wwww)</text:span></text:span></text:a></text:p>
                    </text:list-item>
                    <text:list-item>
                      <text:p text:style-name="P24"><text:a xlink:type="simple" xlink:href="#piani-attuativi-recenti-fuori-dal-centro-storico-dellanno-xxxx" text:style-name="Internet_20_link" text:visited-style-name="Visited_20_Internet_20_Link"><text:span text:style-name="Definition"><text:span text:style-name="T3">Piani Attuativi Recenti fuori dal centro storico (dell'anno xxxx)</text:span></text:span></text:a></text:p>
                    </text:list-item>
                    <text:list-item>
                      <text:p text:style-name="P24"><text:a xlink:type="simple" xlink:href="#piani-attuativi-recenti-dentro-il-centro-storico-dellanno-xxxx" text:style-name="Internet_20_link" text:visited-style-name="Visited_20_Internet_20_Link"><text:span text:style-name="Definition"><text:span text:style-name="T3">Piani Attuativi Recenti dentro il centro storico (dell'anno xxxx)</text:span></text:span></text:a></text:p>
                    </text:list-item>
                    <text:list-item>
                      <text:p text:style-name="P24"><text:a xlink:type="simple" xlink:href="#la-problematica-di-denominazione-del-pua" text:style-name="Internet_20_link" text:visited-style-name="Visited_20_Internet_20_Link"><text:span text:style-name="Definition"><text:span text:style-name="T3">La problematica di denominazione del PUA</text:span></text:span></text:a></text:p>
                    </text:list-item>
                  </text:list>
                </text:list-item>
                <text:list-item>
                  <text:p text:style-name="P23"><text:soft-page-break/><text:a xlink:type="simple" xlink:href="#archivio-informatico" text:style-name="Internet_20_link" text:visited-style-name="Visited_20_Internet_20_Link"><text:span text:style-name="Definition"><text:span text:style-name="T3">Archivio informatico.</text:span></text:span></text:a></text:p>
                  <text:list text:style-name="L11">
                    <text:list-item>
                      <text:p text:style-name="P25"><text:a xlink:type="simple" xlink:href="#vecchi-piani-ante-anno-xxxx" text:style-name="Internet_20_link" text:visited-style-name="Visited_20_Internet_20_Link"><text:span text:style-name="Definition"><text:span text:style-name="T3">Vecchi piani (ante anno XXXX)</text:span></text:span></text:a></text:p>
                    </text:list-item>
                    <text:list-item>
                      <text:p text:style-name="P25"><text:a xlink:type="simple" xlink:href="#piani-recenti-dopo-anno-xxxx" text:style-name="Internet_20_link" text:visited-style-name="Visited_20_Internet_20_Link"><text:span text:style-name="Definition"><text:span text:style-name="T3">Piani recenti (dopo anno XXXX)</text:span></text:span></text:a></text:p>
                      <text:list text:style-name="L12">
                        <text:list-item>
                          <text:p text:style-name="P26"><text:a xlink:type="simple" xlink:href="#informatizzazione-gis-dei-pua" text:style-name="Internet_20_link" text:visited-style-name="Visited_20_Internet_20_Link"><text:span text:style-name="Definition"><text:span text:style-name="T3">informatizzazione GIS dei PUA</text:span></text:span></text:a></text:p>
                        </text:list-item>
                        <text:list-item>
                          <text:p text:style-name="P26"><text:a xlink:type="simple" xlink:href="#lapplicazione-web-intranet" text:style-name="Internet_20_link" text:visited-style-name="Visited_20_Internet_20_Link"><text:span text:style-name="Definition"><text:span text:style-name="T3">L'applicazione web intranet</text:span></text:span></text:a></text:p>
                        </text:list-item>
                        <text:list-item>
                          <text:p text:style-name="P26"><text:a xlink:type="simple" xlink:href="#aggiornamento-dellarchivio-informatico-dei-pua" text:style-name="Internet_20_link" text:visited-style-name="Visited_20_Internet_20_Link"><text:span text:style-name="Definition"><text:span text:style-name="T3">Aggiornamento dell'archivio informatico dei PUA</text:span></text:span></text:a></text:p>
                        </text:list-item>
                      </text:list>
                    </text:list-item>
                    <text:list-item>
                      <text:p text:style-name="P25"><text:a xlink:type="simple" xlink:href="#lapplicazione-gpu" text:style-name="Internet_20_link" text:visited-style-name="Visited_20_Internet_20_Link"><text:span text:style-name="Definition"><text:span text:style-name="T3">L'applicazione GPU</text:span></text:span></text:a></text:p>
                    </text:list-item>
                    <text:list-item>
                      <text:p text:style-name="P25"><text:a xlink:type="simple" xlink:href="#lapplicazione-per-la-correlazione-geografica-georeferenziatore" text:style-name="Internet_20_link" text:visited-style-name="Visited_20_Internet_20_Link"><text:span text:style-name="Definition"><text:span text:style-name="T3">L'applicazione per la correlazione geografica (georeferenziatore)</text:span></text:span></text:a></text:p>
                    </text:list-item>
                  </text:list>
                </text:list-item>
              </text:list>
            </text:list-item>
            <text:list-item>
              <text:p text:style-name="P22"><text:a xlink:type="simple" xlink:href="#obiettivi-dellinformatizzazione" text:style-name="Internet_20_link" text:visited-style-name="Visited_20_Internet_20_Link"><text:span text:style-name="Definition"><text:span text:style-name="T3">Obiettivi dell'informatizzazione</text:span></text:span></text:a></text:p>
            </text:list-item>
            <text:list-item>
              <text:p text:style-name="P22"><text:a xlink:type="simple" xlink:href="#attivita-di-progetto" text:style-name="Internet_20_link" text:visited-style-name="Visited_20_Internet_20_Link"><text:span text:style-name="Definition"><text:span text:style-name="T3">Attività di progetto</text:span></text:span></text:a></text:p>
            </text:list-item>
            <text:list-item>
              <text:p text:style-name="P22"><text:a xlink:type="simple" xlink:href="#bozza-2020-04-27" text:style-name="Internet_20_link" text:visited-style-name="Visited_20_Internet_20_Link"><text:span text:style-name="Definition"><text:span text:style-name="T3">Bozza 2020-04-27</text:span></text:span></text:a></text:p>
            </text:list-item>
            <text:list-item>
              <text:p text:style-name="P22"><text:a xlink:type="simple" xlink:href="#indice" text:style-name="Internet_20_link" text:visited-style-name="Visited_20_Internet_20_Link"><text:span text:style-name="Definition"><text:span text:style-name="T3">Indice</text:span></text:span></text:a></text:p>
            </text:list-item>
          </text:list>
        </text:list-item>
      </text:list>
      <text:h text:style-name="P4" text:outline-level="2">Stato dell'archivio PUA</text:h>
      <text:h text:style-name="P5" text:outline-level="3">Archivio cartaceo.</text:h>
      <text:h text:style-name="P6" text:outline-level="4">Vecchi Piani ( ante anno zzzz )</text:h>
      <text:p text:style-name="P1">I vecchi piani Hanno un'individuazione planimetrica raccolta in un fascicolo a disposizione dei dipendenti del settore, conservato a cura di Michela Drago. Il fascicolo contiene una planimetria fotogrammetrica del anno xxxx su cui sono riportati i perimetri dei piani con una stringa testuale di indentificazione. Questa stringa serve a identificare la denominazione del piano e la sua collocazione in archivio dalla tabella allegata al fascicolo.</text:p>
      <text:p text:style-name="P14">La documentazione di piano è raccolta in un faldone che reca all'esterno il codice di archivio e la denominazione del piano. <text:span text:style-name="T1">I faldoni sono conservati nell'armadio x in stanza y secondo un'ordine alfabetico....</text:span></text:p>
      <text:h text:style-name="P6" text:outline-level="4">Vecchi piani (fra l'anno zzzz e l'anno wwww)</text:h>
      <text:p text:style-name="P1">I piani di questa categoria sono individuati planimetricamente nella cartografia del PI con un perimetro a pallini. Alcune di queste perimetrazioni, recano al loro interno la zonizzazione di piano corrispondente al piano effettivamente realizzato altri hanno il significato di obbligo di uso di strumento urbanistico attuativo e la zonizzazione al loro interno può non corrispondere allo stato di fatto in quanto il piano potrebbe non essere ancora stato realizzato.</text:p>
      <table:table table:name="Table1" table:style-name="Table1">
        <table:table-column table:style-name="Table1.A"/>
        <table:table-column table:style-name="Table1.B"/>
        <table:table-header-rows>
          <table:table-row>
            <table:table-cell table:style-name="Table1.A1" office:value-type="string">
              <text:p text:style-name="P11">PUA realizzato (Sant'ignazio, via Montà)</text:p>
            </table:table-cell>
            <table:table-cell table:style-name="Table1.A1" office:value-type="string">
              <text:p text:style-name="P11">PUA non realizzato (Ferriera Mortise)</text:p>
            </table:table-cell>
          </table:table-row>
        </table:table-header-rows>
        <table:table-row>
          <table:table-cell table:style-name="Table1.A1" office:value-type="string">
            <text:p text:style-name="P9"/>
          </table:table-cell>
          <table:table-cell table:style-name="Table1.A1" office:value-type="string">
            <text:p text:style-name="P9"/>
          </table:table-cell>
        </table:table-row>
      </table:table>
      <text:p text:style-name="P1">Non c'è corrispondenza tra la planimetria ed un codice di archivio, Esistono delle planimetrie in CAD con dei codici di corrispondenza, in particolare che inquadrano le delimitazioni d'ambito, ma non ufficiali e validate.</text:p>
      <text:p text:style-name="P14">La tabella che elenca questi piani è a disposizione dei dipendenti ed è conservata a cura di Claudio Belluco? e permette di individuare la collocazione in archivio del faldone <text:soft-page-break/>contente la documentazione a partire dalla denominazione ufficiale del piano.</text:p>
      <text:p text:style-name="P14">I piani sono raccolti per faldone in ordine .... nella stanza AAAA e nella stanza BBBB..</text:p>
      <text:h text:style-name="P6" text:outline-level="4">Piani Attuativi Recenti fuori dal centro storico (dell'anno xxxx)</text:h>
      <text:p text:style-name="P1">Per i piani recenti l'unico supporto cartaceo di individuazione sono le cartografie in CAD di inquadramento delle delimitazioni d'ambito di cui però non esiste una copia certificata.</text:p>
      <text:p text:style-name="P14">La maggior parte di questi piani si riferiscono ad aree di perequazione urbanistica, quindi non ci sono delle perimetrazioni precise, ma vengono stabilite all'atto della delimitazione d'ambito. <text:span text:style-name="T1">A questo proposito manca qualsiasi riferimento ad eventuali piani guida, necessari per inquadrare le diverse delimitazioni d'ambito.</text:span></text:p>
      <text:p text:style-name="P14">La tabella che elenca questi piani è a disposizione dei dipendenti ed è conservata a cura di Claudio Belluco? e permette di individuare la collocazione in archivio del faldone contente la documentazione a partire dalla denominazione ufficiale del piano.</text:p>
      <text:p text:style-name="P14">I piani sono raccolti per faldone in ordine .... nella stanza CCCC e nella stanza DDDD..</text:p>
      <text:h text:style-name="P6" text:outline-level="4">Piani Attuativi Recenti dentro il centro storico (dell'anno xxxx)</text:h>
      <text:p text:style-name="P1">Per i piani recenti dentro il centro storico esistono delle perimetrazioni di area di degrado, alcune con una numerazione progressiva e delle altre perimetrazioni di piano di recupero senza altre indicazioni</text:p>
      <text:p text:style-name="P14">La tabella che elenca questi piani è a disposizione dei dipendenti ed è conservata a cura di Claudio Belluco? e permette di individuare la collocazione in archivio del faldone contente la documentazione a partire dalla denominazione ufficiale del piano.</text:p>
      <text:p text:style-name="P14">I piani sono raccolti per faldone in ordine .... nella stanza EEEE e nella stanza FFFF.</text:p>
      <table:table table:name="Table2" table:style-name="Table2">
        <table:table-column table:style-name="Table2.A"/>
        <table:table-column table:style-name="Table2.B"/>
        <table:table-header-rows>
          <table:table-row>
            <table:table-cell table:style-name="Table2.A1" office:value-type="string">
              <text:p text:style-name="P11">Pua in zone di perequazione</text:p>
            </table:table-cell>
            <table:table-cell table:style-name="Table2.A1" office:value-type="string">
              <text:p text:style-name="P11">Piani di recupero in Centro Storico</text:p>
            </table:table-cell>
          </table:table-row>
        </table:table-header-rows>
        <table:table-row>
          <table:table-cell table:style-name="Table2.A1" office:value-type="string">
            <text:p text:style-name="P9"/>
          </table:table-cell>
          <table:table-cell table:style-name="Table2.A1" office:value-type="string">
            <text:p text:style-name="P9"/>
          </table:table-cell>
        </table:table-row>
      </table:table>
      <text:h text:style-name="P6" text:outline-level="4">La problematica di denominazione del PUA</text:h>
      <text:p text:style-name="P1">La principale problematica ai fini dell'archiviazione è costituita dalla denominazione dei Piani, infatti i piani subiscono nel tempo cambi di denominazione dovuti allo stato di attuazione (nomi diversi in fase di delimitazione ed adozione), agli stralci di attuazione (nomi diversi a seconda dello stralcio di attuazione) ed alle ditte proponenti (un piano assume un nome iconico di un proponente, che resta tale anche se successivamente viene sviluppato da altri ) oppure viene "battezzato" dai proponenti e talvolta il piano continua ad essere identificato dentro gli uffici con tale nome interno anche se nei documenti ufficiali la denominazione del piano viene <text:span text:style-name="T1">"anonimizzato"</text:span> inserendo dei toponimi che esprimono una localizzazione geografica (per esempio <text:span text:style-name="T1">"Piano Urbanistico attuativo per un'area posta tra via ZZZZ e via XXXX"</text:span>).</text:p>
      <text:p text:style-name="P14">CI troviamo quindi di fronte a piani che sono denominati e conosciuti con un nome <text:soft-page-break/>interno, e che poi assumono una denominazione ufficiale nei provvedimenti. Questo porta ad una confusione nell'accesso all'archivio cartaceo ed anche al reperimento delle delibere e delle determine dall'archivio informatico. Per individuare il piano in archivio, accedere alle informazioni, ai provvedimenti e ricostruire l'iter di piano è a tutt'oggi necessario ricorrere alla memoria del personale che a vario titolo ha seguito il piano all'interno dell'ufficio.</text:p>
      <text:h text:style-name="P5" text:outline-level="3">Archivio informatico.</text:h>
      <text:h text:style-name="P6" text:outline-level="4">Vecchi piani (ante anno XXXX)</text:h>
      <text:p text:style-name="P1">Il plico delle individuazioni dei vecchi piani di lottizzazione è stato scansionato ed i vari elementi della cartografia sono stati georeferenziati ed uniti per formare un'unica planimetria raster di copertura: http://172.25.193.167:5800/warp/18/</text:p>
      <text:p text:style-name="P14">E' in corso un'attività di ritracciamento vettoriale manuale dei perimetri dei vecchi piani al fine di velocizzare l'associazione con l'archivio cartaceo.</text:p>
      <text:p text:style-name="P14">Il completamento di questa attività potrebbe migliorare l'accessibilità alle vecchie informazioni di archivio e consentire attività di verifica mirate sulla cessione delle aree a standard dovute nei vecchi piani e talvolta non ancora acquisite.</text:p>
      <text:h text:style-name="P6" text:outline-level="4">Piani recenti (dopo anno XXXX)</text:h>
      <text:h text:style-name="P7" text:outline-level="5">informatizzazione GIS dei PUA</text:h>
      <text:p text:style-name="P1">Dalla perimetrazione CAD dello stato dei PUA e delle delimitazioni d'ambito e dall'apposito dataset creato per l'elaborazione del PAT è stato derivato un archivio informatico in GIS contente le principali informazioni disponibili (provvedimenti, delibere, dimensionamento, dati catastali e ditte proponenti, stato di attuazione) per i piani attuativi.</text:p>
      <text:p text:style-name="P14">Per ovviare agli inconvenienti di denominazione di piano, descritti più sopra, in fase di definizione informatica i piani sono stati identificati con un identificativo univoco composto da cinque caratteri alfanumerici maiuscoli, i primi tre costituiti da lettere e gli ultimi due da numeri progressivi. per esempio <text:span text:style-name="T2">ABC02</text:span>. E' inoltre possibile memorizzare la denominazione di piano interna e quella ufficiale presente nei documenti, in modo da facilitare la ricerca incrociata ed il corretto riferimento nei certificati di destinazione urbanistica.</text:p>
      <text:h text:style-name="P7" text:outline-level="5">L'applicazione web intranet</text:h>
      <text:p text:style-name="P1">Sulla base dell'archivio GIS dei PUA è stata sviluppata un'applicazione informatica web multiutente (python, django) per la gestione congiunta cartografica e documentale dell'archivio dei piani attuativi. L'archivio risiede su database Postgis e l'applicazione è disponibile al seguente indirizzo intranet: http://172.25.193.167:8008/admin/pua/pua/</text:p>
      <text:p text:style-name="P14"><text:soft-page-break/>L'applicazione ha due modalità di visualizzazione:</text:p>
      <text:list xml:id="list710224854" text:style-name="L13">
        <text:list-item>
          <text:p text:style-name="P33">La visualizzazione ad elenco per ricerche, selezione e controllo dove sono riportati alcuni dati generali dei piani inseriti</text:p>
        </text:list-item>
      </text:list>
      <text:list xml:id="list306267579" text:style-name="L14">
        <text:list-item>
          <text:p text:style-name="P34">La visualizzazione a modulo, per l'inserimento di informazioni, la modifica delle informazioni già inserite e per l'aggregazione di altre informazioni (iter) e files correlati.</text:p>
        </text:list-item>
      </text:list>
      <text:p text:style-name="P1">Le informazioni relative ai PUA sono categorizzate per gruppi, Ad ogni PUA poi si possono associare delle schede cronologiche che descrivono l'iter del piano, inserendo le varie tappe che lo descrivono, delimitazione d'ambito, provvedimenti, riunioni, delibere, determine, consegna di elaborati, etc... (slot ITER). Nel caso di piani collaudati e chiusi, è possibile allegare dei files definitivi per l'archiviazione del informatica del piano, per esempio files relativi a delibere, determine di collaudo, convenzione, planimetrie raster o vettoriali contenti il planivolumetrico finale e che descrivono le opere di urbanizzazione. (slot Allegati)</text:p>
      <text:h text:style-name="P7" text:outline-level="5">Aggiornamento dell'archivio informatico dei PUA</text:h>
      <text:p text:style-name="P1">Non esiste a tutt'oggi nessuna attività programmata da parte degli addetti referenti per la pianificazione attuativa per:</text:p>
      <text:list xml:id="list1004549981" text:style-name="L15">
        <text:list-item>
          <text:p text:style-name="P35">inserimento di nuovi PUA o nuove delimitazioni d'ambito</text:p>
        </text:list-item>
        <text:list-item>
          <text:p text:style-name="P35">precisazione dei contesti planimetrici di piano</text:p>
        </text:list-item>
        <text:list-item>
          <text:p text:style-name="P35">aggiornamento di stato</text:p>
        </text:list-item>
        <text:list-item>
          <text:p text:style-name="P35">inserimento di dati o files allegati importanti ai fini della completezza documentale</text:p>
        </text:list-item>
        <text:list-item>
          <text:p text:style-name="P35">aggiornamento del quadro conoscitivo derivante dall'attuazione del piano</text:p>
        </text:list-item>
        <text:list-item>
          <text:p text:style-name="P35">aggiornamento della cartografia di base derivante dall'attuazione del piano</text:p>
        </text:list-item>
        <text:list-item>
          <text:p text:style-name="P35">aggiornamento del PI derivante dall'attuazione del piano</text:p>
        </text:list-item>
      </text:list>
      <text:p text:style-name="P1">Il database è stato parzialmente revisionato ed aggiornato in occasione dell'individuazione degli ambiti di urbanizzazione consolidata, con particolare riferimento alla perimetrazione ed allo stato di attuazione e viene correntemente revisionato solo contestualmente all'emissione di certificati di destinazione urbanistica, correggendo i perimetri, le denominazioni di piano e gli estremi delle delibere di approvazione ed adozione e delle determine di collaudo, qualora la domanda di CDU interessi contesti di PUA.</text:p>
      <text:p text:style-name="P14">L'applicazione si interfaccia direttamente con l'applicazione di generazione dei Certificati di destinazione Urbanistica e permette di precisare l'output andando a completare i campi con le informazioni da riportare nel certificato (riferimenti ai provvedimenti, esatta denominazione, corretta individuazione planimetrica...)</text:p>
      <text:h text:style-name="P6" text:outline-level="4">L'applicazione GPU</text:h>
      <text:p text:style-name="P1">All'applicazione web sviluppata internamente al settore si affianca l'applicazione GPU, studiata per interfacciarsi con l'applicazione GPE del settore edilizia e che consista in un applicazione gestionale per la gestione dell'iter di piano completamente slegata dalla cartografia e dal GIS.</text:p>
      <text:p text:style-name="P14"><text:soft-page-break/>Attualmente l'applicativo è stato alimentato con i dati dei PUA aggiornati ad inizio 2019 e ......</text:p>
      <text:h text:style-name="P6" text:outline-level="4">L'applicazione per la correlazione geografica (georeferenziatore)</text:h>
      <text:p text:style-name="P1">L'applicazione (WARP) è disponibile a questo indirizzo: http://172.25.193.167:5800/warp/ e dispone di una schermata per la gestione dei dataset raster, che raccolgono le immagini per formare un mosaico di copertura.</text:p>
      <text:p text:style-name="P14">dei vari dataset è possibile esaminare l'elenco delle immagini correntemente inserite e georeferenziate:</text:p>
      <text:p text:style-name="P14">ed il georeferenziatore vero e proprio che permette di correlare dei punti di posizione nota rilevabili sull'immagine sorgente posta a sinistra con la localizzazione degli stessi sulla cartografica di destinazione posta sulla destra</text:p>
      <text:p text:style-name="P14">Una volta inseriti con accuratezza le nuvole di punti necessarie a correlare l'immagine con la cartografia (una decina di punti di solito è sufficiente) si può procedere alla georeferenziazione dell'immagine stirando la stessa come se fosse su un foglio di gomma in modo da far coincidere i punti sorgente con i punti destinazione.</text:p>
      <text:p text:style-name="P14">Si aggiungono inoltre ulteriori funzioni per lo scontornamento dell'ambito di interesse, il backup dei punti ed il download dell'immagine georefenziata (geotiff) pronta per essere inserita e trattata in GIS.</text:p>
      <text:p text:style-name="P14">L'applicativo WARP può essere collegato ad un file di immagine da caricato nell'applicazione PUA ed opportunamente categorizzato come planimetria raster, in modo da poter georeferenziare l'immagine direttamente dall'applicazione PUA e controllare l'avanzamento del progetto di archiviazione.</text:p>
      <text:h text:style-name="P4" text:outline-level="2">Obiettivi dell'informatizzazione</text:h>
      <text:p text:style-name="P1">In vista dell'adeguamento del quadro conoscitivo per l'elaborazione del nuovo Piano degli interventi, sorge la necessità di effettuare un'attività di aggiornamento informatico e documentale finalizzato a conseguire i seguenti obbiettivi:</text:p>
      <text:list xml:id="list1086264848" text:style-name="L16">
        <text:list-item>
          <text:p text:style-name="P36">miglioramento dell'accesso all'archivio di settore per chiave geografica, per chiave testuale da nome interno e da denominazione ufficiale e per stato di attuazione.</text:p>
        </text:list-item>
        <text:list-item>
          <text:p text:style-name="P36">migliore raccordo tra archivio cartaceo e archivio informatico (numero di archivio e localizzazione dei faldoni di piano)</text:p>
        </text:list-item>
        <text:list-item>
          <text:p text:style-name="P36">facilità di reperimento dei principali documenti vigenti di piano in modo autonomo da parte di qualunque dipendente dell'ufficio.</text:p>
        </text:list-item>
        <text:list-item>
          <text:p text:style-name="P36">Sistematizzazione dei piani collaudati, con aggiornamento della cartografia di base e l'aggiornamento della zonizzazione del Piano degli interventi ed il calcolo definitivo delle quantità urbanistiche effettivamente dislocate.</text:p>
        </text:list-item>
        <text:list-item>
          <text:p text:style-name="P36">Preparazione alla gestione continua dei piani urbanistici mediante procedura informatica.</text:p>
        </text:list-item>
      </text:list>
      <text:h text:style-name="P4" text:outline-level="2"><text:soft-page-break/>Attività di progetto</text:h>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11">Gruppo</text:p>
            </table:table-cell>
            <table:table-cell table:style-name="Table3.A1" office:value-type="string">
              <text:p text:style-name="P11">Azione</text:p>
            </table:table-cell>
            <table:table-cell table:style-name="Table3.A1" office:value-type="string">
              <text:p text:style-name="P12">Priorità</text:p>
            </table:table-cell>
            <table:table-cell table:style-name="Table3.A1" office:value-type="string">
              <text:p text:style-name="P13">Note</text:p>
            </table:table-cell>
          </table:table-row>
        </table:table-header-rows>
        <table:table-row>
          <table:table-cell table:style-name="Table3.A1" office:value-type="string">
            <text:p text:style-name="P9"><text:span text:style-name="T2">Informatizzazione vecchi PDL</text:span></text:p>
          </table:table-cell>
          <table:table-cell table:style-name="Table3.A1" office:value-type="string">
            <text:p text:style-name="P9">georeferenziazione cartografia di individuazione</text:p>
          </table:table-cell>
          <table:table-cell table:style-name="Table3.A1" office:value-type="string">
            <text:p text:style-name="P10">1</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9">ritracciamento perimetri</text:p>
          </table:table-cell>
          <table:table-cell table:style-name="Table3.A1" office:value-type="string">
            <text:p text:style-name="P10">3</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9">scansione documenti di piano</text:p>
          </table:table-cell>
          <table:table-cell table:style-name="Table3.A1" office:value-type="string">
            <text:p text:style-name="P10">3</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9">inserimento nell'applicazione PUA</text:p>
          </table:table-cell>
          <table:table-cell table:style-name="Table3.A1" office:value-type="string">
            <text:p text:style-name="P10">3</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table-cell table:style-name="Table3.A1" office:value-type="string">
            <text:p text:style-name="P9"><text:span text:style-name="T2">Preparazione documentale all'informatizzazione PUA recenti</text:span></text:p>
          </table:table-cell>
          <table:table-cell table:style-name="Table3.A1" office:value-type="string">
            <text:p text:style-name="P9">Sistematizzazione per armadi, posizioni e codici dell'archivio dei PUA</text:p>
          </table:table-cell>
          <table:table-cell table:style-name="Table3.A1" office:value-type="string">
            <text:p text:style-name="P10">1</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9">Inserimento/controllo del riferimento all'archivio cartaceo nel database informatico dei PUA</text:p>
          </table:table-cell>
          <table:table-cell table:style-name="Table3.A1" office:value-type="string">
            <text:p text:style-name="P10">1</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9">Verifica delle denominazioni interne ed ufficiali di piano</text:p>
          </table:table-cell>
          <table:table-cell table:style-name="Table3.A1" office:value-type="string">
            <text:p text:style-name="P10">1</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9">Controllo/verifica dei PUA collaudati e dei PUA in itinere</text:p>
          </table:table-cell>
          <table:table-cell table:style-name="Table3.A1" office:value-type="string">
            <text:p text:style-name="P10">1</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9">Estrazione della lista dei PUA collaudati e delle relative posizioni in archivio</text:p>
          </table:table-cell>
          <table:table-cell table:style-name="Table3.A1" office:value-type="string">
            <text:p text:style-name="P10">1</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table-cell table:style-name="Table3.A1" office:value-type="string">
            <text:p text:style-name="P9"><text:span text:style-name="T2">Estrazione documentale dall'archivio</text:span></text:p>
          </table:table-cell>
          <table:table-cell table:style-name="Table3.A1" office:value-type="string">
            <text:p text:style-name="P9">Estrazione della documentazione finale di piano: Delibera finale di approvazione o variante, Determina di collaudo, <text:soft-page-break/>Convenzione, Accordo di programma, NTA, opere di mitigazione, capitolato delle opere di urbanizzazione, planivolumetrico/individuazione, planimetria delle opere di urbanizzazione con individuazione delle aree in cessione ed a standard</text:p>
          </table:table-cell>
          <table:table-cell table:style-name="Table3.A1" office:value-type="string">
            <text:p text:style-name="P10">1</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9">Sfascicolazione, Scansione dei documenti con fotocopiatrici di settore e rifascicolazione</text:p>
          </table:table-cell>
          <table:table-cell table:style-name="Table3.A1" office:value-type="string">
            <text:p text:style-name="P10">1</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9">Invio a service per la scansione dei documenti cartacei di grandi dimensioni</text:p>
          </table:table-cell>
          <table:table-cell table:style-name="Table3.A1" office:value-type="string">
            <text:p text:style-name="P10">1</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9">Inserimento allegati testuali nell'applicazione WEB</text:p>
          </table:table-cell>
          <table:table-cell table:style-name="Table3.A1" office:value-type="string">
            <text:p text:style-name="P10">1</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9">Inserimento elaborati planimetrici nell'applicazione WEB</text:p>
          </table:table-cell>
          <table:table-cell table:style-name="Table3.A1" office:value-type="string">
            <text:p text:style-name="P10">1</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9">Georeferenziazione per coppie di punti per mezzo di applicazione WEB</text:p>
          </table:table-cell>
          <table:table-cell table:style-name="Table3.A1" office:value-type="string">
            <text:p text:style-name="P10">2</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9">Precisazione e verifica delle informazioni (testuali e <text:soft-page-break/>geografiche) correntemente inserite nel database PUA</text:p>
          </table:table-cell>
          <table:table-cell table:style-name="Table3.A1" office:value-type="string">
            <text:p text:style-name="P10">2</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table-cell table:style-name="Table3.A1" office:value-type="string">
            <text:p text:style-name="P9"><text:span text:style-name="T2">Trattamento e manipolazione GIS delle informazioni dei PUA</text:span></text:p>
          </table:table-cell>
          <table:table-cell table:style-name="Table3.A1" office:value-type="string">
            <text:p text:style-name="P9">Adeguamento dell'applicazione per la gestione del collegamento all'archivio cartaceo (armadio, stanza, posizione etc...)</text:p>
          </table:table-cell>
          <table:table-cell table:style-name="Table3.A1" office:value-type="string">
            <text:p text:style-name="P10">1</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9">Adeguamento dell'applicazione per il collegamento di allegati testuali, grafici raster e vettoriali</text:p>
          </table:table-cell>
          <table:table-cell table:style-name="Table3.A1" office:value-type="string">
            <text:p text:style-name="P10">1</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9">Adeguamento dell'applicazione per il collegamento fra grafici raster ed applicazione di georeferenziazione a coppie di punti (WARP)</text:p>
          </table:table-cell>
          <table:table-cell table:style-name="Table3.A1" office:value-type="string">
            <text:p text:style-name="P10">2</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9">Adeguamento dell'applicazione per il controllo del PUA e per estrazione automatica di quantità urbanistiche dalle planimetrie vettoriali (CAD) di Piano</text:p>
          </table:table-cell>
          <table:table-cell table:style-name="Table3.A1" office:value-type="string">
            <text:p text:style-name="P10">4</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9">Ritracciamento di precisione del perimetro dei PUA dalla base raster scansionata e georiferita (planivolumentrico o planimetria opere di <text:soft-page-break/>urbanizzazione)</text:p>
          </table:table-cell>
          <table:table-cell table:style-name="Table3.A1" office:value-type="string">
            <text:p text:style-name="P10">2</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9">Ritracciamento delle zonizzazioni di PUA dalla base raster scansionata e georiferita</text:p>
          </table:table-cell>
          <table:table-cell table:style-name="Table3.A1" office:value-type="string">
            <text:p text:style-name="P10">2</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9">Aggiornamento della zonizzazione di PI</text:p>
          </table:table-cell>
          <table:table-cell table:style-name="Table3.A1" office:value-type="string">
            <text:p text:style-name="P10">2</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9">Aggiornamento della cartografia di base dalla base raster scansionata e georiferita</text:p>
          </table:table-cell>
          <table:table-cell table:style-name="Table3.A1" office:value-type="string">
            <text:p text:style-name="P10">4</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9">Adeguamento dell'applicazione per il controllo dello stato di avanzamento dell'inserimento (numero di piano collaudati, con documenti inseriti, con planimetrie georiferite etc...)</text:p>
          </table:table-cell>
          <table:table-cell table:style-name="Table3.A1" office:value-type="string">
            <text:p text:style-name="P10">1</text:p>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9">Adeguamento dell'applicazione per l'aggiornamento automatico del quadro conoscitivo e di cartaweb, e la produzione periodica dell'atlante della pianificazione urbanistica comunale.</text:p>
          </table:table-cell>
          <table:table-cell table:style-name="Table3.A1" office:value-type="string">
            <text:p text:style-name="P10">3</text:p>
          </table:table-cell>
          <table:table-cell table:style-name="Table3.A1" office:value-type="string">
            <text:p text:style-name="P8"/>
          </table:table-cell>
        </table:table-row>
      </table:table>
      <text:p text:style-name="P1">Sulla base della determinazione delle risorse disponibili per l'implementazione del progetto si potranno dettagliare in modo più preciso le attività ed effettuare una stima dei tempi e della correlazione propedeutica tra le varie attività. Da questo elenco sommario mancano le attività di coordinamento, supervisione, verifica e validazione.</text:p>
      <text:list xml:id="list195452810" text:style-name="L17">
        <text:list-item>
          <text:p text:style-name="P27"><text:a xlink:type="simple" xlink:href="#progetto-per-larchiviazione-dei-pua" text:style-name="Internet_20_link" text:visited-style-name="Visited_20_Internet_20_Link"><text:span text:style-name="Definition"><text:span text:style-name="T3">Progetto per l'archiviazione dei PUA</text:span></text:span></text:a></text:p>
          <text:list text:style-name="L18">
            <text:list-item>
              <text:p text:style-name="P28"><text:a xlink:type="simple" xlink:href="#bozza-2020-04-27" text:style-name="Internet_20_link" text:visited-style-name="Visited_20_Internet_20_Link"><text:span text:style-name="Definition"><text:span text:style-name="T3">Bozza 2020-04-27</text:span></text:span></text:a></text:p>
            </text:list-item>
            <text:list-item>
              <text:p text:style-name="P28"><text:soft-page-break/><text:a xlink:type="simple" xlink:href="#indice" text:style-name="Internet_20_link" text:visited-style-name="Visited_20_Internet_20_Link"><text:span text:style-name="Definition"><text:span text:style-name="T3">Indice</text:span></text:span></text:a></text:p>
            </text:list-item>
          </text:list>
        </text:list-item>
        <text:list-item>
          <text:p text:style-name="P27"><text:a xlink:type="simple" xlink:href="#stato-dellarchivio-pua" text:style-name="Internet_20_link" text:visited-style-name="Visited_20_Internet_20_Link"><text:span text:style-name="Definition"><text:span text:style-name="T3">Stato dell'archivio PUA</text:span></text:span></text:a></text:p>
          <text:list text:style-name="L19">
            <text:list-item>
              <text:p text:style-name="P29"><text:a xlink:type="simple" xlink:href="#archivio-cartaceo" text:style-name="Internet_20_link" text:visited-style-name="Visited_20_Internet_20_Link"><text:span text:style-name="Definition"><text:span text:style-name="T3">Archivio cartaceo.</text:span></text:span></text:a></text:p>
              <text:list text:style-name="L20">
                <text:list-item>
                  <text:p text:style-name="P30"><text:a xlink:type="simple" xlink:href="#vecchi-piani--ante-anno-zzzz-" text:style-name="Internet_20_link" text:visited-style-name="Visited_20_Internet_20_Link"><text:span text:style-name="Definition"><text:span text:style-name="T3">Vecchi Piani ( ante anno zzzz )</text:span></text:span></text:a></text:p>
                </text:list-item>
                <text:list-item>
                  <text:p text:style-name="P30"><text:a xlink:type="simple" xlink:href="#vecchi-piani-fra-lanno-zzzz-e-lanno-wwww" text:style-name="Internet_20_link" text:visited-style-name="Visited_20_Internet_20_Link"><text:span text:style-name="Definition"><text:span text:style-name="T3">Vecchi piani (fra l'anno zzzz e l'anno wwww)</text:span></text:span></text:a></text:p>
                </text:list-item>
                <text:list-item>
                  <text:p text:style-name="P30"><text:a xlink:type="simple" xlink:href="#piani-attuativi-recenti-fuori-dal-centro-storico-dellanno-xxxx" text:style-name="Internet_20_link" text:visited-style-name="Visited_20_Internet_20_Link"><text:span text:style-name="Definition"><text:span text:style-name="T3">Piani Attuativi Recenti fuori dal centro storico (dell'anno xxxx)</text:span></text:span></text:a></text:p>
                </text:list-item>
                <text:list-item>
                  <text:p text:style-name="P30"><text:a xlink:type="simple" xlink:href="#piani-attuativi-recenti-dentro-il-centro-storico-dellanno-xxxx" text:style-name="Internet_20_link" text:visited-style-name="Visited_20_Internet_20_Link"><text:span text:style-name="Definition"><text:span text:style-name="T3">Piani Attuativi Recenti dentro il centro storico (dell'anno xxxx)</text:span></text:span></text:a></text:p>
                </text:list-item>
                <text:list-item>
                  <text:p text:style-name="P30"><text:a xlink:type="simple" xlink:href="#la-problematica-di-denominazione-del-pua" text:style-name="Internet_20_link" text:visited-style-name="Visited_20_Internet_20_Link"><text:span text:style-name="Definition"><text:span text:style-name="T3">La problematica di denominazione del PUA</text:span></text:span></text:a></text:p>
                </text:list-item>
              </text:list>
            </text:list-item>
            <text:list-item>
              <text:p text:style-name="P29"><text:a xlink:type="simple" xlink:href="#archivio-informatico" text:style-name="Internet_20_link" text:visited-style-name="Visited_20_Internet_20_Link"><text:span text:style-name="Definition"><text:span text:style-name="T3">Archivio informatico.</text:span></text:span></text:a></text:p>
              <text:list text:style-name="L21">
                <text:list-item>
                  <text:p text:style-name="P31"><text:a xlink:type="simple" xlink:href="#vecchi-piani-ante-anno-xxxx" text:style-name="Internet_20_link" text:visited-style-name="Visited_20_Internet_20_Link"><text:span text:style-name="Definition"><text:span text:style-name="T3">Vecchi piani (ante anno XXXX)</text:span></text:span></text:a></text:p>
                </text:list-item>
                <text:list-item>
                  <text:p text:style-name="P31"><text:a xlink:type="simple" xlink:href="#piani-recenti-dopo-anno-xxxx" text:style-name="Internet_20_link" text:visited-style-name="Visited_20_Internet_20_Link"><text:span text:style-name="Definition"><text:span text:style-name="T3">Piani recenti (dopo anno XXXX)</text:span></text:span></text:a></text:p>
                  <text:list text:style-name="L22">
                    <text:list-item>
                      <text:p text:style-name="P32"><text:a xlink:type="simple" xlink:href="#informatizzazione-gis-dei-pua" text:style-name="Internet_20_link" text:visited-style-name="Visited_20_Internet_20_Link"><text:span text:style-name="Definition"><text:span text:style-name="T3">informatizzazione GIS dei PUA</text:span></text:span></text:a></text:p>
                    </text:list-item>
                    <text:list-item>
                      <text:p text:style-name="P32"><text:a xlink:type="simple" xlink:href="#lapplicazione-web-intranet" text:style-name="Internet_20_link" text:visited-style-name="Visited_20_Internet_20_Link"><text:span text:style-name="Definition"><text:span text:style-name="T3">L'applicazione web intranet</text:span></text:span></text:a></text:p>
                    </text:list-item>
                    <text:list-item>
                      <text:p text:style-name="P32"><text:a xlink:type="simple" xlink:href="#aggiornamento-dellarchivio-informatico-dei-pua" text:style-name="Internet_20_link" text:visited-style-name="Visited_20_Internet_20_Link"><text:span text:style-name="Definition"><text:span text:style-name="T3">Aggiornamento dell'archivio informatico dei PUA</text:span></text:span></text:a></text:p>
                    </text:list-item>
                  </text:list>
                </text:list-item>
                <text:list-item>
                  <text:p text:style-name="P31"><text:a xlink:type="simple" xlink:href="#lapplicazione-gpu" text:style-name="Internet_20_link" text:visited-style-name="Visited_20_Internet_20_Link"><text:span text:style-name="Definition"><text:span text:style-name="T3">L'applicazione GPU</text:span></text:span></text:a></text:p>
                </text:list-item>
                <text:list-item>
                  <text:p text:style-name="P31"><text:a xlink:type="simple" xlink:href="#lapplicazione-per-la-correlazione-geografica-georeferenziatore" text:style-name="Internet_20_link" text:visited-style-name="Visited_20_Internet_20_Link"><text:span text:style-name="Definition"><text:span text:style-name="T3">L'applicazione per la correlazione geografica (georeferenziatore)</text:span></text:span></text:a></text:p>
                </text:list-item>
              </text:list>
            </text:list-item>
          </text:list>
        </text:list-item>
        <text:list-item>
          <text:p text:style-name="P27"><text:a xlink:type="simple" xlink:href="#obiettivi-dellinformatizzazione" text:style-name="Internet_20_link" text:visited-style-name="Visited_20_Internet_20_Link"><text:span text:style-name="Definition"><text:span text:style-name="T3">Obiettivi dell'informatizzazione</text:span></text:span></text:a></text:p>
        </text:list-item>
        <text:list-item>
          <text:p text:style-name="P27"><text:a xlink:type="simple" xlink:href="#attivita-di-progetto" text:style-name="Internet_20_link" text:visited-style-name="Visited_20_Internet_20_Link"><text:span text:style-name="Definition"><text:span text:style-name="T3">Attività di progetto</text:span></text:span></text:a></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family="Arial" style:font-style-name="Normale"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it" fo:country="I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
    <dc:date>2020-10-20T13:10:57.354000000</dc:date>
    <meta:editing-duration>PT2M9S</meta:editing-duration>
    <meta:editing-cycles>1</meta:editing-cycles>
    <meta:document-statistic meta:table-count="3" meta:image-count="0" meta:object-count="0" meta:page-count="11" meta:paragraph-count="196" meta:word-count="2571" meta:character-count="18120" meta:non-whitespace-character-count="15818"/>
    <meta:generator>LibreOffice/6.3.4.2$Windows_X86_64 LibreOffice_project/60da17e045e08f1793c57c00ba83cdfce946d0aa</meta:generator>
  </office:meta>
</office:document-meta>
</file>